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73.03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51.86mm"/>
    </style:style>
    <style:style style:name="co8" style:family="table-column">
      <style:table-column-properties fo:break-before="auto" style:column-width="49.21mm"/>
    </style:style>
    <style:style style:name="co9" style:family="table-column">
      <style:table-column-properties fo:break-before="auto" style:column-width="33.34mm"/>
    </style:style>
    <style:style style:name="co10" style:family="table-column">
      <style:table-column-properties fo:break-before="auto" style:column-width="342.37mm"/>
    </style:style>
    <style:style style:name="co11" style:family="table-column">
      <style:table-column-properties fo:break-before="auto" style:column-width="220.13mm"/>
    </style:style>
    <style:style style:name="co12" style:family="table-column">
      <style:table-column-properties fo:break-before="auto" style:column-width="269.88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37.84mm"/>
    </style:style>
    <style:style style:name="co15" style:family="table-column">
      <style:table-column-properties fo:break-before="auto" style:column-width="216.96mm"/>
    </style:style>
    <style:style style:name="co16" style:family="table-column">
      <style:table-column-properties fo:break-before="auto" style:column-width="40.22mm"/>
    </style:style>
    <style:style style:name="co17" style:family="table-column">
      <style:table-column-properties fo:break-before="auto" style:column-width="240.24mm"/>
    </style:style>
    <style:style style:name="co18" style:family="table-column">
      <style:table-column-properties fo:break-before="auto" style:column-width="35.72mm"/>
    </style:style>
    <style:style style:name="co19" style:family="table-column">
      <style:table-column-properties fo:break-before="auto" style:column-width="239.1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8.26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Atores">
      <style:table-properties table:display="true" style:writing-mode="lr-tb"/>
    </style:style>
    <style:style style:name="ta3" style:family="table" style:master-page-name="PageStyle_5f_UC_20_3.0">
      <style:table-properties table:display="true" style:writing-mode="lr-tb"/>
    </style:style>
    <style:style style:name="ta4" style:family="table" style:master-page-name="PageStyle_5f_UC_20_3.1">
      <style:table-properties table:display="true" style:writing-mode="lr-tb"/>
    </style:style>
    <style:style style:name="ta5" style:family="table" style:master-page-name="PageStyle_5f_UC_20_3.2">
      <style:table-properties table:display="true" style:writing-mode="lr-tb"/>
    </style:style>
    <style:style style:name="ta6" style:family="table" style:master-page-name="PageStyle_5f_UC_20_1.0">
      <style:table-properties table:display="true" style:writing-mode="lr-tb"/>
    </style:style>
    <style:style style:name="ta7" style:family="table" style:master-page-name="PageStyle_5f_UC_20_1.1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20_2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a6a6a6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a6a6a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fo:border-bottom="0.74pt solid #000000" fo:background-color="#a6a6a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ioridade </text:p>
          </table:table-cell>
          <table:table-cell table:style-name="ce1" office:value-type="string" calcext:value-type="string">
            <text:p>Situaç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0</text:p>
          </table:table-cell>
          <table:table-cell table:style-name="ce2" office:value-type="string" calcext:value-type="string">
            <text:p>Cadastrar Insum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1</text:p>
          </table:table-cell>
          <table:table-cell table:style-name="ce2" office:value-type="string" calcext:value-type="string">
            <text:p>Listar Insumo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2</text:p>
          </table:table-cell>
          <table:table-cell table:style-name="ce2" office:value-type="string" calcext:value-type="string">
            <text:p>Alterar dados de Insumo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1.3</text:p>
          </table:table-cell>
          <table:table-cell table:style-name="ce2" office:value-type="string" calcext:value-type="string">
            <text:p>Remover Insumo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0</text:p>
          </table:table-cell>
          <table:table-cell table:style-name="ce2" office:value-type="string" calcext:value-type="string">
            <text:p>Cadastrar animal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1</text:p>
          </table:table-cell>
          <table:table-cell table:style-name="ce2" office:value-type="string" calcext:value-type="string">
            <text:p>Listar animais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2</text:p>
          </table:table-cell>
          <table:table-cell table:style-name="ce2" office:value-type="string" calcext:value-type="string">
            <text:p>Alterar Dados de animais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2.3</text:p>
          </table:table-cell>
          <table:table-cell table:style-name="ce2" office:value-type="string" calcext:value-type="string">
            <text:p>Remover animal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0</text:p>
          </table:table-cell>
          <table:table-cell table:style-name="ce2" office:value-type="string" calcext:value-type="string">
            <text:p>Cadastra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1</text:p>
          </table:table-cell>
          <table:table-cell table:style-name="ce2" office:value-type="string" calcext:value-type="string">
            <text:p>Lista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2</text:p>
          </table:table-cell>
          <table:table-cell table:style-name="ce2" office:value-type="string" calcext:value-type="string">
            <text:p>Alterar Dados de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3.3</text:p>
          </table:table-cell>
          <table:table-cell table:style-name="ce2" office:value-type="string" calcext:value-type="string">
            <text:p>Remover funcionário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C 4.0</text:p>
          </table:table-cell>
          <table:table-cell table:style-name="ce2" office:value-type="string" calcext:value-type="string">
            <text:p>Autenticar login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/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UC 4.1</text:p>
          </table:table-cell>
          <table:table-cell table:style-name="ce2" office:value-type="string" calcext:value-type="string">
            <text:p>Deslogar do Sistema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Em Progresso</text:p>
          </table:table-cell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or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Ator</text:p>
          </table:table-cell>
          <table:table-cell table:style-name="ce4" office:value-type="string" calcext:value-type="string">
            <text:p>Descrição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Funcionário</text:p>
          </table:table-cell>
          <table:table-cell table:style-name="ce6" office:value-type="string" calcext:value-type="string">
            <text:p>Representa as pessoas que utilizarão o sistema em suas funções básicas de operação</text:p>
          </table:table-cell>
          <table:table-cell table:number-columns-repeated="1021"/>
        </table:table-row>
        <table:table-row table:style-name="ro5">
          <table:table-cell/>
          <table:table-cell table:style-name="ce6" office:value-type="string" calcext:value-type="string">
            <text:p>Administrador</text:p>
          </table:table-cell>
          <table:table-cell table:style-name="ce5" office:value-type="string" calcext:value-type="string">
            <text:p>Representa as pessoas que utilizarão o sistema em suas funções mais avançadas</text:p>
          </table:table-cell>
          <table:table-cell table:number-columns-repeated="1021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3.0" table:style-name="ta3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Cadastrar Insum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5" office:value-type="string" calcext:value-type="string">
            <text:p>PR2 - O Funcionário ou Administrador deve estar na tela cadastro de insumos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6" office:value-type="string" calcext:value-type="string">
            <text:p>FP1 - O Funcionário ou Administrador deve preencher os campos do formulário(descrição, quantidade, validade, fabricação, fornecedor)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FP2 - O Funcionário ou Administrador deve clicar em "Confirmar".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Fluxo Alternativo</text:p>
          </table:table-cell>
          <table:table-cell table:style-name="ce18" office:value-type="string" calcext:value-type="string">
            <text:p>AF1 - Se houver algum formulário não preenchido ou com erro no preenchimento aparecerá uma mensagem de erro na tela pedindo para que o funcionário ou administrador a preencha corretamente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A descrição deve ter no mínimo 5 e no máximo 40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2 - A validade e fabricação deverão receber valores no formato de data "dd/mm/aaa"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3 - O quantidade deverá receber números inteiro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4 - O fornecedor deverá receber o código do fornecedor cadastrado no sistema.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 Insumo estará cadast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3.1, UC 3.2, UC 3.3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3.1" table:style-name="ta4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Listar Insumos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3" office:value-type="string" calcext:value-type="string">
            <text:p>PR2 - O Funcionário ou Administrador deve estar na tela de busca de insumos.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Fluxo Principal</text:p>
          </table:table-cell>
          <table:table-cell table:style-name="ce24" office:value-type="string" calcext:value-type="string">
            <text:p>FP1 - O Funcionário ou Administrador deve preencher o campo do formulário para pesquisa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Fluxo Alternativo</text:p>
          </table:table-cell>
          <table:table-cell table:style-name="ce14" office:value-type="string" calcext:value-type="string">
            <text:p>AF1 - Se não houver nenhum Insumo com alguma ligação com o que foi pesquisado o sistema retornará uma mensagemde erro;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O funcionário ou administrador deverá clicar no botão "pesquisar"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Aparecerá uma lista com os Insumos <text:s/>que foram descritos na pesquisa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2, UC 1.3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3.2" table:style-name="ta5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Alterar dados do Insumo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2 - O Funcionário ou Administrador deve estar na tela de busca de Insumos 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3 - O Funcionário ou Administrador deve ter selecionado o Insumo e clicar em "editar dados"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9" office:value-type="string" calcext:value-type="string">
            <text:p>FP1 - O Funcionário ou Administrador deve preencher o campo do formulário na qual deseje alterar(descrição, quantidade, validade, fabricação, fornecedor);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Fluxo Alternativo</text:p>
          </table:table-cell>
          <table:table-cell table:style-name="ce26" office:value-type="string" calcext:value-type="string">
            <text:p>AF1 - Se os dados preenchidos não forem condizentes com o tipo de dado requerido aparecerá uma mensagem de erro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Regras de negócio</text:p>
          </table:table-cell>
          <table:table-cell table:style-name="ce20" office:value-type="string" calcext:value-type="string">
            <text:p>FP2 - O Funcionário ou Administrador deve clicar em "confirmar alterações".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s dados do Insumo terão alte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0" table:style-name="ta6">
        <office:forms form:automatic-focus="false" form:apply-design-mode="false"/>
        <table:table-column table:style-name="co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Cadastrar Client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6">
          <table:table-cell/>
          <table:table-cell table:style-name="ce11"/>
          <table:table-cell table:style-name="ce23" office:value-type="string" calcext:value-type="string">
            <text:p>PR2 - O Funcionário ou Administrador deve estar na tela cadastro de clientes.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Fluxo Principal</text:p>
          </table:table-cell>
          <table:table-cell table:style-name="ce24" office:value-type="string" calcext:value-type="string">
            <text:p>FP1 - O Funcionário ou Administrador deve preencher os campos do formulário(nome, cpf,endereço, telefone, e-mail)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Fluxo Alternativo</text:p>
          </table:table-cell>
          <table:table-cell table:style-name="ce14" office:value-type="string" calcext:value-type="string">
            <text:p>AF1 - Se houver algum formulário não preenchido ou com erro no preenchimento aparecerá uma mensagem de erro na tela pedindo para que o funcionário ou administrador a preencha corretamente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O nome deve ter no mínimo 5 e no máximo 40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2 - O cpf deverá receber somente números e no máximo 11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3 - O endereço deverá ter no mínimo 5 e no máximo 50 caracter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20" office:value-type="string" calcext:value-type="string">
            <text:p>RN4 - O telefone deverá ter somente números e no mínimo 9 caracteres e no máximo 15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RN5 - O e-mail deverá ter no mínimo 5 caracteres e no máximo 50, além de ter que possuir um "@".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 cliente estará cadast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1, UC 1.2, UC 1.3</text:p>
          </table:table-cell>
          <table:table-cell table:number-columns-repeated="1021"/>
        </table:table-row>
        <table:table-row table:style-name="ro3">
          <table:table-cell/>
          <table:table-cell table:style-name="ce27"/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1" table:style-name="ta7">
        <office:forms form:automatic-focus="false" form:apply-design-mode="false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Listar Clientes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23" office:value-type="string" calcext:value-type="string">
            <text:p>PR2 - O Funcionário ou Administrador deve estar na tela de busca de clientes.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Fluxo Principal</text:p>
          </table:table-cell>
          <table:table-cell table:style-name="ce24" office:value-type="string" calcext:value-type="string">
            <text:p>FP1 - O Funcionário ou Administrador deve preencher o campo do formulário para pesquisa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Fluxo Alternativo</text:p>
          </table:table-cell>
          <table:table-cell table:style-name="ce14" office:value-type="string" calcext:value-type="string">
            <text:p>AF1 - Se não houver nenhum cliete com alguma ligação com o que foi pesquisado o sistema retornará uma mensagemde erro;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 office:value-type="string" calcext:value-type="string">
            <text:p>RN1 - O funcionário ou administrador deverá clicar no botão "pesquisar"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Aparecerá uma lista com os clientes com o que foram descritos na pesquisa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2, UC 1.3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2" table:style-name="ta8">
        <office:forms form:automatic-focus="false" form:apply-design-mode="false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Alterar dados do cliente 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2 - O Funcionário ou Administrador deve estar na tela de busca de client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3 - O Funcionário ou Administrador deve ter selecionado o cliente e clicar em "editar dados"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9" office:value-type="string" calcext:value-type="string">
            <text:p>FP1 - O Funcionário ou Administrador deve preencher o campo do formulário na qual deseje alterar(nome,cpf,endereço, e-mail, telefone)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FP2 - O Funcionário ou Administrador deve clicar em "confirmar alterações".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Fluxo Alternativo</text:p>
          </table:table-cell>
          <table:table-cell table:style-name="ce18" office:value-type="string" calcext:value-type="string">
            <text:p>AF1 - Se os dados preenchidos não forem condizentes com o tipo de dado requerido aparecerá uma mensagem de erro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s dados do Cliente terão altera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C 1.3" table:style-name="ta8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1021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aso de Uso</text:p>
          </table:table-cell>
          <table:table-cell table:style-name="ce13" office:value-type="string" calcext:value-type="string">
            <text:p>Alterar dados do cliente 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Atores envolvidos</text:p>
          </table:table-cell>
          <table:table-cell table:style-name="ce14" office:value-type="string" calcext:value-type="string">
            <text:p>Funcionário e Administrado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Pré condições</text:p>
          </table:table-cell>
          <table:table-cell table:style-name="ce14" office:value-type="string" calcext:value-type="string">
            <text:p>PR1 - O Funcionário ou Administrador deve ter logado no sistema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2 - O Funcionário ou Administrador deve estar na tela cadastro de busca de clientes;</text:p>
          </table:table-cell>
          <table:table-cell table:number-columns-repeated="1021"/>
        </table:table-row>
        <table:table-row table:style-name="ro3">
          <table:table-cell/>
          <table:table-cell table:style-name="ce10"/>
          <table:table-cell table:style-name="ce18" office:value-type="string" calcext:value-type="string">
            <text:p>PR3 - O Funcionário ou Administrador deve ter selecionado o cliente no qual quer remover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Fluxo Principal</text:p>
          </table:table-cell>
          <table:table-cell table:style-name="ce19" office:value-type="string" calcext:value-type="string">
            <text:p>FP1 - O Funcionário ou Administrador deve clicar em "Remover Cliente";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7" office:value-type="string" calcext:value-type="string">
            <text:p>FP2 - Aparecerá uma mensagem de confirção, o Funcionário ou Administrador deve clicar em "sim".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Fluxo Alternativo</text:p>
          </table:table-cell>
          <table:table-cell table:style-name="ce18" office:value-type="string" calcext:value-type="string">
            <text:p>AF1 - Caso não queira remover o cliente, o Funcionário ou Administrador deverá clicar em "não"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Regras de negócio</text:p>
          </table:table-cell>
          <table:table-cell table:style-name="ce19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ós-condições</text:p>
          </table:table-cell>
          <table:table-cell table:style-name="ce21" office:value-type="string" calcext:value-type="string">
            <text:p>O cliente terá sido excluído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Casos de Uso</text:p>
          </table:table-cell>
          <table:table-cell table:style-name="ce21" office:value-type="string" calcext:value-type="string">
            <text:p>UC 1.0, UC 1.1, UC 1.3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1" style:display-name="PageStyle_UC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0" style:display-name="PageStyle_UC 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2" style:display-name="PageStyle_UC 1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1.3" style:display-name="PageStyle_UC 1.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0" style:display-name="PageStyle_UC 2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1" style:display-name="PageStyle_UC 2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0" style:display-name="PageStyle_UC 3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2.2" style:display-name="PageStyle_UC 2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1" style:display-name="PageStyle_UC 3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_20_3.2" style:display-name="PageStyle_UC 3.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6-12-01T16:54:38</meta:creation-date>
    <dc:date>2017-01-24T11:10:59.765000000</dc:date>
    <meta:generator>LibreOffice/5.2.4.2$Windows_x86 LibreOffice_project/3d5603e1122f0f102b62521720ab13a38a4e0eb0</meta:generator>
    <meta:editing-duration>PT47M</meta:editing-duration>
    <meta:editing-cycles>1</meta:editing-cycles>
    <meta:document-statistic meta:table-count="9" meta:cell-count="1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